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6"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50" office:value-type="float" office:value="1.58" calcext:value-type="float">
            <text:p>1,58</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number-rows-repeated="1048534">
          <table:table-cell table:number-columns-repeated="16384"/>
        </table:table-row>
        <table:table-row table:style-name="ro2">
          <table:table-cell table:number-columns-repeated="16384"/>
        </table:table-row>
      </table:table>
      <table:table table:name="Requisitos" table:style-name="ta2">
        <table:table-column table:style-name="co7" table:default-cell-style-name="ce23"/>
        <table:table-column table:style-name="co8" table:number-columns-repeated="5" table:default-cell-style-name="Default"/>
        <table:table-column table:style-name="co9" table:default-cell-style-name="Default"/>
        <table:table-row table:style-name="ro4">
          <table:table-cell table:style-name="ce73" office:value-type="string" calcext:value-type="string">
            <text:p><text:span text:style-name="T1">Título:</text:span>Sistema de mensajería instantánea <text:span text:style-name="T2">anónima</text:span></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text:p>
          </table:table-cell>
          <table:table-cell table:style-name="ce21" office:value-type="string" calcext:value-type="string">
            <text:p>IEDs:</text:p>
          </table:table-cell>
          <table:table-cell table:number-columns-repeated="5"/>
        </table:table-row>
        <table:table-row table:style-name="ro7">
          <table:table-cell table:style-name="ce2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92"/>
          <table:table-cell table:number-columns-repeated="5"/>
        </table:table-row>
        <table:table-row table:style-name="ro8">
          <table:table-cell table:style-name="ce21" office:value-type="string" calcext:value-type="string" table:number-columns-spanned="2" table:number-rows-spanned="1">
            <text:p>Criterio de Validación:</text:p>
            <text:p>Poder enviar un mensaje a otro usuario.</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Posibilidad de crear chat grupal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94" office:value-type="string" calcext:value-type="string">
            <text:p>IEDs:</text:p>
          </table:table-cell>
          <table:table-cell table:number-columns-repeated="5"/>
        </table:table-row>
        <table:table-row table:style-name="ro9">
          <table:table-cell table:style-name="ce7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79"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Posibilidad de crear y suscribirse a canales (como Telegram)</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94" office:value-type="string" calcext:value-type="string">
            <text:p>IEDs:</text:p>
          </table:table-cell>
          <table:table-cell table:number-columns-repeated="5"/>
        </table:table-row>
        <table:table-row table:style-name="ro11">
          <table:table-cell table:style-name="ce7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No identificación al registrarse (tfno, email, dni…)</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 - 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94" office:value-type="string" calcext:value-type="string">
            <text:p>IEDs:</text:p>
          </table:table-cell>
          <table:table-cell table:number-columns-repeated="5"/>
        </table:table-row>
        <table:table-row table:style-name="ro13">
          <table:table-cell table:style-name="ce80"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 Opción para compartir documentos (imagen, videos, audio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79"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Funcionalidad para editar fotos (censurar caras, opción de que se vea solo 1 vez, recortar,etc)</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94" office:value-type="string" calcext:value-type="string">
            <text:p>IEDs:</text:p>
          </table:table-cell>
          <table:table-cell table:number-columns-repeated="5"/>
        </table:table-row>
        <table:table-row table:style-name="ro17">
          <table:table-cell table:style-name="ce7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tecnología blockchain</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94" office:value-type="string" calcext:value-type="string">
            <text:p>IEDs:</text:p>
          </table:table-cell>
          <table:table-cell table:number-columns-repeated="5"/>
        </table:table-row>
        <table:table-row table:style-name="ro18">
          <table:table-cell table:style-name="ce7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der hacer llamadas, videollamad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garantizar entrega de mensajes rápida y efec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94" office:value-type="string" calcext:value-type="string">
            <text:p>IEDs:</text:p>
          </table:table-cell>
          <table:table-cell table:number-columns-repeated="5"/>
        </table:table-row>
        <table:table-row table:style-name="ro7">
          <table:table-cell table:style-name="ce7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20" office:value-type="string" calcext:value-type="string">
            <text:p><text:span text:style-name="T1">Título: </text:span>aplicación web, móvil (ios, android), escritorio.</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0</text:p>
          </table:table-cell>
          <table:table-cell table:style-name="ce21" office:value-type="string" calcext:value-type="string">
            <text:p>IEDs:</text:p>
          </table:table-cell>
          <table:table-cell table:number-columns-repeated="5"/>
        </table:table-row>
        <table:table-row table:style-name="ro21">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92"/>
          <table:table-cell table:number-columns-repeated="5"/>
        </table:table-row>
        <table:table-row table:style-name="ro10">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accesible desde cualquier ubicació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 - 0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82" office:value-type="string" calcext:value-type="string">
            <text:p><text:span text:style-name="T3">Título: </text:span><text:span text:style-name="T4">Intercambio de mensajes P2P</text:span></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25">
          <table:table-cell table:style-name="ce84"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86" office:value-type="string" calcext:value-type="string">
            <text:p><text:span text:style-name="T3">Título: </text:span>Garantizar almacenamiento local y cifrado de los mensaje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13</text:p>
          </table:table-cell>
          <table:table-cell table:style-name="ce96" office:value-type="string" calcext:value-type="string">
            <text:p>IEDs:</text:p>
          </table:table-cell>
          <table:table-cell table:number-columns-repeated="5"/>
        </table:table-row>
        <table:table-row table:style-name="ro27">
          <table:table-cell table:style-name="ce2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Tiempo de vida de los mensajes</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intercambio de diner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5</text:p>
          </table:table-cell>
          <table:table-cell table:style-name="ce94"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Compatibilidad con billeteras crypt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6</text:p>
          </table:table-cell>
          <table:table-cell table:style-name="ce94"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text:span> Garantía de cumplimiento de un contrato antes de que se efectúe el pago.</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configurar idiom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81"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76" office:value-type="string" calcext:value-type="string">
            <text:p><text:span text:style-name="T1">Título:</text:span> Interfaz intui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94"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86" office:value-type="string" calcext:value-type="string">
            <text:p><text:span text:style-name="T3">Título: </text:span>Identificación dentro de la aplicación a través de códigos generados aleatoriamente al darse de alta.</text:p>
            <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 - 07/10/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0</text:p>
          </table:table-cell>
          <table:table-cell table:style-name="ce96" office:value-type="string" calcext:value-type="string">
            <text:p>IEDs:</text:p>
          </table:table-cell>
          <table:table-cell table:number-columns-repeated="5"/>
        </table:table-row>
        <table:table-row table:style-name="ro30">
          <table:table-cell table:style-name="ce2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Posibilidad de compartir “nombre de usuario” o “hash” (a través de códigos QR).</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No te puedes comunicar con alguien si no conoces su hash (garantizar fiabilidad).</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94" office:value-type="string" calcext:value-type="string">
            <text:p>IEDs:</text:p>
          </table:table-cell>
          <table:table-cell table:number-columns-repeated="5"/>
        </table:table-row>
        <table:table-row table:style-name="ro31">
          <table:table-cell table:style-name="ce87"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Posibilidad de compartir usuarios (mediante validación del usuario que se comparte)</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94"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No se puede hacer capturas de pantall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94" office:value-type="string" calcext:value-type="string">
            <text:p>IEDs:</text:p>
          </table:table-cell>
          <table:table-cell table:number-columns-repeated="5"/>
        </table:table-row>
        <table:table-row table:style-name="ro33">
          <table:table-cell table:style-name="ce87"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86" office:value-type="string" calcext:value-type="string">
            <text:p><text:span text:style-name="T3">Título:</text:span>Cifrado de los mensajes enviado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No comunicar nunca dos nodos directamente sino emplear al menos un nodo intermediario (onion routing)</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94" office:value-type="string" calcext:value-type="string">
            <text:p>IEDs:</text:p>
          </table:table-cell>
          <table:table-cell table:number-columns-repeated="5"/>
        </table:table-row>
        <table:table-row table:style-name="ro35">
          <table:table-cell table:style-name="ce87"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86" office:value-type="string" calcext:value-type="string">
            <text:p><text:span text:style-name="T3">Título: </text:span>Si no está conectado un usuario no se puede enviar mensaje, pero se puede intentar seguir enviando hasta que se conecte</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7</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85"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sistema de notificacion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94"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Garantizar que no se pierde la conexión si te cambias de red (movilidad)</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94"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Evitar que los usuarios puedan conectarse desde una red públic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94" office:value-type="string" calcext:value-type="string">
            <text:p>IEDs:</text:p>
          </table:table-cell>
          <table:table-cell table:number-columns-repeated="5"/>
        </table:table-row>
        <table:table-row table:style-name="ro39">
          <table:table-cell table:style-name="ce8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Poder programar envíos (de mensajes, dinero, etc.)</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94"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todos los chats disponibles</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2</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añadir un nuevo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3</text:p>
          </table:table-cell>
          <table:table-cell table:style-name="ce94"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y escribir en un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98"/>
        <table:table-column table:style-name="co8" table:number-columns-repeated="5" table:default-cell-style-name="ce99"/>
        <table:table-row table:style-name="ro43">
          <table:table-cell table:style-name="ce97" office:value-type="string" calcext:value-type="string">
            <text:p>Requisito</text:p>
          </table:table-cell>
          <table:table-cell table:style-name="ce98" table:formula="of:=VALUE(ORG.LIBREOFFICE.REGEX([Requisitos.A87];&quot;[^0-9]&quot;;&quot;&quot;;&quot;g&quot;))" office:value-type="float" office:value="15" calcext:value-type="float">
            <text:p>15</text:p>
          </table:table-cell>
          <table:table-cell table:style-name="ce98" table:formula="of:=VALUE(ORG.LIBREOFFICE.REGEX([Requisitos.A93];&quot;[^0-9]&quot;;&quot;&quot;;&quot;g&quot;))" office:value-type="float" office:value="16" calcext:value-type="float">
            <text:p>16</text:p>
          </table:table-cell>
          <table:table-cell table:style-name="ce98" table:formula="of:=VALUE(ORG.LIBREOFFICE.REGEX([Requisitos.A189];&quot;[^0-9]&quot;;&quot;&quot;;&quot;g&quot;))" office:value-type="float" office:value="32" calcext:value-type="float">
            <text:p>32</text:p>
          </table:table-cell>
          <table:table-cell table:style-name="ce98" table:formula="of:=VALUE(ORG.LIBREOFFICE.REGEX([Requisitos.A195];&quot;[^0-9]&quot;;&quot;&quot;;&quot;g&quot;))" office:value-type="float" office:value="33" calcext:value-type="float">
            <text:p>33</text:p>
          </table:table-cell>
          <table:table-cell table:style-name="ce98"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6T14:43:58.409345621</dc:date>
    <meta:editing-cycles>52</meta:editing-cycles>
    <meta:editing-duration>PT15H26M55S</meta:editing-duration>
    <meta:document-statistic meta:table-count="3" meta:cell-count="459" meta:object-count="0"/>
  </office:meta>
</office:document-meta>
</file>